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5-11-13 18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5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5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5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5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5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5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5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5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5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5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5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5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5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5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5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5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5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5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5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5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5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5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5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5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5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5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5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5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5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5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5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5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5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5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5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5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5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5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5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5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5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5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5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5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5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5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5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5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5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5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5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5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5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5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5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5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5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5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5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5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5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5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5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5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5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5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5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5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5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5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5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5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5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5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5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5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5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5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5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5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5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5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5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5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5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5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5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5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5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5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5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7408" calcext:value-type="float">
            <text:p>0.5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5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576" calcext:value-type="float">
            <text:p>0.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5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5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5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5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5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5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1312" calcext:value-type="float">
            <text:p>0.5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5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3984" calcext:value-type="float">
            <text:p>0.6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5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5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5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5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5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5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5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5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5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5-07-28 23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5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5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5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5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5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5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5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5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5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5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5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5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5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5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5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5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5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5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5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5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5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5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5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5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5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5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5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5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5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5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5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5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5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5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5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5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5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5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5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5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5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5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5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5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5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3984" calcext:value-type="float">
            <text:p>0.6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5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5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5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5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5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5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5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5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5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5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5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5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5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5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8744" calcext:value-type="float">
            <text:p>0.6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5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5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5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5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1376" calcext:value-type="float">
            <text:p>0.3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5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5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5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5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5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5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292" calcext:value-type="float">
            <text:p>0.5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5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5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5048" calcext:value-type="float">
            <text:p>0.7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5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4088" calcext:value-type="float">
            <text:p>0.7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5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1272" calcext:value-type="float">
            <text:p>0.2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5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5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4088" calcext:value-type="float">
            <text:p>0.7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5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8704" calcext:value-type="float">
            <text:p>0.2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5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3464" calcext:value-type="float">
            <text:p>0.2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5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5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5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5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5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5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5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5-05-06 00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5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5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4464" calcext:value-type="float">
            <text:p>0.6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5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5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5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5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5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5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5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5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7888" calcext:value-type="float">
            <text:p>0.6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5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5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5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5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5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5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5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5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5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5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5048" calcext:value-type="float">
            <text:p>0.7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5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4568" calcext:value-type="float">
            <text:p>0.7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5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5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4088" calcext:value-type="float">
            <text:p>0.7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5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7512" calcext:value-type="float">
            <text:p>0.6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5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6552" calcext:value-type="float">
            <text:p>0.6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5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7512" calcext:value-type="float">
            <text:p>0.6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5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8744" calcext:value-type="float">
            <text:p>0.6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5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9392" calcext:value-type="float">
            <text:p>0.4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5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0208" calcext:value-type="float">
            <text:p>0.1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5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5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5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5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5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5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5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5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5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5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5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5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5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5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5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5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5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4568" calcext:value-type="float">
            <text:p>0.7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5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5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5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7512" calcext:value-type="float">
            <text:p>0.6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5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3504" calcext:value-type="float">
            <text:p>0.6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5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8016" calcext:value-type="float">
            <text:p>0.1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5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5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5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5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5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5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5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5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0184" calcext:value-type="float">
            <text:p>0.7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5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4088" calcext:value-type="float">
            <text:p>0.7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5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3984" calcext:value-type="float">
            <text:p>0.6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5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6176" calcext:value-type="float">
            <text:p>0.6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5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8472" calcext:value-type="float">
            <text:p>0.7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5-03-03 23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8472" calcext:value-type="float">
            <text:p>0.7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5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5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9328" calcext:value-type="float">
            <text:p>0.7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5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5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5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5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3608" calcext:value-type="float">
            <text:p>0.6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5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8368" calcext:value-type="float">
            <text:p>0.6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5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9224" calcext:value-type="float">
            <text:p>0.6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5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7032" calcext:value-type="float">
            <text:p>0.6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5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3984" calcext:value-type="float">
            <text:p>0.6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5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1792" calcext:value-type="float">
            <text:p>0.6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5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3024" calcext:value-type="float">
            <text:p>0.5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5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0832" calcext:value-type="float">
            <text:p>0.5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5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1208" calcext:value-type="float">
            <text:p>0.5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5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8432" calcext:value-type="float">
            <text:p>0.4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5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5824" calcext:value-type="float">
            <text:p>0.1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5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0728" calcext:value-type="float">
            <text:p>0.4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5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1" calcext:value-type="float">
            <text:p>0.3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5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6576" calcext:value-type="float">
            <text:p>0.0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5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3736" calcext:value-type="float">
            <text:p>0.1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5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5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9976" calcext:value-type="float">
            <text:p>0.5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5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7744" calcext:value-type="float">
            <text:p>0.2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5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5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5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5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5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5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5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5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2168" calcext:value-type="float">
            <text:p>0.5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5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5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5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5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5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5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5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5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5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5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5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5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0184" calcext:value-type="float">
            <text:p>0.7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5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7784" calcext:value-type="float">
            <text:p>0.5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5-01-18 19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1752" calcext:value-type="float">
            <text:p>0.3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5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3232" calcext:value-type="float">
            <text:p>0.7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5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3232" calcext:value-type="float">
            <text:p>0.7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5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5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1416" calcext:value-type="float">
            <text:p>0.6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5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5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5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5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5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5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5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7992" calcext:value-type="float">
            <text:p>0.6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5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5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2128" calcext:value-type="float">
            <text:p>0.2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5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5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5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5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5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9704" calcext:value-type="float">
            <text:p>0.6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4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6552" calcext:value-type="float">
            <text:p>0.6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4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4528" calcext:value-type="float">
            <text:p>0.4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4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24" calcext:value-type="float">
            <text:p>0.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4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0312" calcext:value-type="float">
            <text:p>0.2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4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4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4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4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4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4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4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4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4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3232" calcext:value-type="float">
            <text:p>0.7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4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4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4088" calcext:value-type="float">
            <text:p>0.7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4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4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4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4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4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4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9456" calcext:value-type="float">
            <text:p>0.2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4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4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4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4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4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4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4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4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4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4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4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4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4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9768" calcext:value-type="float">
            <text:p>0.4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4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4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0456" calcext:value-type="float">
            <text:p>0.6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4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4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4-11-23 14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4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4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4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4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9288" calcext:value-type="float">
            <text:p>0.3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4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4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4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4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4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4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4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4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4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4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4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4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4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4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4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4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4-11-03 21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4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4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4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4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4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4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4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4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4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4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4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4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4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4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4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4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4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4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4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4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4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4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4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4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4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4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4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4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4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4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4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4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4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4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4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532" calcext:value-type="float">
            <text:p>0.6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4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9288" calcext:value-type="float">
            <text:p>0.3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4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576" calcext:value-type="float">
            <text:p>0.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4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8288" calcext:value-type="float">
            <text:p>-0.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4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1648" calcext:value-type="float">
            <text:p>0.2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4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4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4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4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4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4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4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4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4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4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4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4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4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4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4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4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4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4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4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4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4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4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4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4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4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4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4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4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4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4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4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4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4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4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4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4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4-08-20 16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4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4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4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4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4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4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4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4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4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4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4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4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4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4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4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4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4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4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4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4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4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4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4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4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4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4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4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4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4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4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4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4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4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4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4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4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4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4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4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4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4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4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4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4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4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4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4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4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4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4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4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4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4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4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4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4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4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4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4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4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4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4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4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4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4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4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4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4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4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4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4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4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4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4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4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4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4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4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4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4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4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4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4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4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4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4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4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4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4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4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4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4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4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4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4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4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4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4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4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4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4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4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4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3128" calcext:value-type="float">
            <text:p>0.6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4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4256" calcext:value-type="float">
            <text:p>0.5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4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4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4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4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4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4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4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4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4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4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4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4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4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4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4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4-04-23 21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4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4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4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4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4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4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4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4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4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4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4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3232" calcext:value-type="float">
            <text:p>0.7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4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9224" calcext:value-type="float">
            <text:p>0.6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4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4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4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4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4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4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4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4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4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4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4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4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4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4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4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4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0184" calcext:value-type="float">
            <text:p>0.7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4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4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4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4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8472" calcext:value-type="float">
            <text:p>0.7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4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4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4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4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712" calcext:value-type="float">
            <text:p>0.7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4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0184" calcext:value-type="float">
            <text:p>0.7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4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7512" calcext:value-type="float">
            <text:p>0.6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4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7408" calcext:value-type="float">
            <text:p>0.5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4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4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9328" calcext:value-type="float">
            <text:p>0.7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4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4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7512" calcext:value-type="float">
            <text:p>0.6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4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484" calcext:value-type="float">
            <text:p>0.6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4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1208" calcext:value-type="float">
            <text:p>0.5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4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6512" calcext:value-type="float">
            <text:p>0.2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4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5696" calcext:value-type="float">
            <text:p>0.6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4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9016" calcext:value-type="float">
            <text:p>0.5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4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2648" calcext:value-type="float">
            <text:p>0.6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4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4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7512" calcext:value-type="float">
            <text:p>0.6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4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7408" calcext:value-type="float">
            <text:p>0.5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4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672" calcext:value-type="float">
            <text:p>0.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4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4-0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4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4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4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4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4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4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4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4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4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4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5048" calcext:value-type="float">
            <text:p>0.7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4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4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4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4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4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1792" calcext:value-type="float">
            <text:p>0.6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4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1584" calcext:value-type="float">
            <text:p>0.4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4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4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4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4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4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4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4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4-02-05 22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712" calcext:value-type="float">
            <text:p>0.7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4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4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4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4088" calcext:value-type="float">
            <text:p>0.7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4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9704" calcext:value-type="float">
            <text:p>0.6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4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8368" calcext:value-type="float">
            <text:p>0.6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4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3504" calcext:value-type="float">
            <text:p>0.6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4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1792" calcext:value-type="float">
            <text:p>0.6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4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388" calcext:value-type="float">
            <text:p>0.5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4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5008" calcext:value-type="float">
            <text:p>0.4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4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4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576" calcext:value-type="float">
            <text:p>0.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4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4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4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4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4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4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4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8472" calcext:value-type="float">
            <text:p>0.7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4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4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4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484" calcext:value-type="float">
            <text:p>0.6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4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3608" calcext:value-type="float">
            <text:p>0.6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4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3984" calcext:value-type="float">
            <text:p>0.6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4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34" calcext:value-type="float">
            <text:p>0.5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4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3984" calcext:value-type="float">
            <text:p>0.6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4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4736" calcext:value-type="float">
            <text:p>0.5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4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528" calcext:value-type="float">
            <text:p>0.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4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1856" calcext:value-type="float">
            <text:p>0.3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4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4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4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4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4-01-04 22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4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4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4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4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3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3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3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3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3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7408" calcext:value-type="float">
            <text:p>0.5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3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1" calcext:value-type="float">
            <text:p>0.3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3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3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3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3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3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3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3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3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3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3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3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3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3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3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7992" calcext:value-type="float">
            <text:p>0.6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3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2544" calcext:value-type="float">
            <text:p>0.5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3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9184" calcext:value-type="float">
            <text:p>0.3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3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3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3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3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3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3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3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3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3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3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3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3-11-28 21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3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3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3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3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3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3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3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3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3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3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3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3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3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3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3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3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3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3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3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3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3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3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3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3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3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3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3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3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3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3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3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3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3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3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3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3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3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3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3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3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3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3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3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3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3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3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3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3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3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3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3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3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3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3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3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3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3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3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3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3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3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3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3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3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3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3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3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3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3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3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3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3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3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3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3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3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3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3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3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3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3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3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3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3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3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3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3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3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3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3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3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3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3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3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3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3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3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3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3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3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3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3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3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3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3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3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3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3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3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3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3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6552" calcext:value-type="float">
            <text:p>0.6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3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3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3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3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3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3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3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3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3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3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3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3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3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3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3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3-07-25 23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3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3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3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3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3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3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3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3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3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3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3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3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3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3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3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3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3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3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3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3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3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3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3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3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3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3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3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3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3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3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3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3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3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3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3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3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3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3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3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3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3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3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3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3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3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3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3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3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3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3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3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3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3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3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3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3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3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3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3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3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3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3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3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3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3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3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3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3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3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3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3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3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3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3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3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3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3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3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3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3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3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3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3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3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3-05-02 20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3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3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3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3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8472" calcext:value-type="float">
            <text:p>0.7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3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5696" calcext:value-type="float">
            <text:p>0.6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3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3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3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3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3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3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3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3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3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3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3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3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3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3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3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3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3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3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4464" calcext:value-type="float">
            <text:p>0.6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3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8056" calcext:value-type="float">
            <text:p>0.4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3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532" calcext:value-type="float">
            <text:p>0.6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3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3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3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3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3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3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4088" calcext:value-type="float">
            <text:p>0.7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3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3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3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3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3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3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3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3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3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3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3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3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3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3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5048" calcext:value-type="float">
            <text:p>0.7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3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3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3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3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3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3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7512" calcext:value-type="float">
            <text:p>0.6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3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3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3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3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3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3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3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3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1416" calcext:value-type="float">
            <text:p>0.6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3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8536" calcext:value-type="float">
            <text:p>0.4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3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3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7576" calcext:value-type="float">
            <text:p>0.4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3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3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0184" calcext:value-type="float">
            <text:p>0.7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3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3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3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3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3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3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3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3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3-02-19 21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3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3232" calcext:value-type="float">
            <text:p>0.7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3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3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6512" calcext:value-type="float">
            <text:p>0.2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3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3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3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3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3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3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3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3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3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3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3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3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3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3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2544" calcext:value-type="float">
            <text:p>0.5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3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3608" calcext:value-type="float">
            <text:p>0.6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3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2752" calcext:value-type="float">
            <text:p>0.6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3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3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3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3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3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3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484" calcext:value-type="float">
            <text:p>0.6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3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3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3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0184" calcext:value-type="float">
            <text:p>0.7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3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3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3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3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3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3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3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3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3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9704" calcext:value-type="float">
            <text:p>0.6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3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34" calcext:value-type="float">
            <text:p>0.5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3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3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3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3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436" calcext:value-type="float">
            <text:p>0.5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3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3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3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3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5216" calcext:value-type="float">
            <text:p>0.5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3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5864" calcext:value-type="float">
            <text:p>0.4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3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3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3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2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2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2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2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2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2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2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2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2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2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2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2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2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2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2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2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9704" calcext:value-type="float">
            <text:p>0.6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2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5008" calcext:value-type="float">
            <text:p>0.4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2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2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2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2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2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58" calcext:value-type="float">
            <text:p>0.6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2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3024" calcext:value-type="float">
            <text:p>0.5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2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436" calcext:value-type="float">
            <text:p>0.5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2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0936" calcext:value-type="float">
            <text:p>0.6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2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3776" calcext:value-type="float">
            <text:p>0.4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2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2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2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2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2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1896" calcext:value-type="float">
            <text:p>0.6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2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48" calcext:value-type="float">
            <text:p>0.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2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2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2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2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2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2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2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2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2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2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2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2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2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2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2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2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2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2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2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2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2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2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2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2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2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2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2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2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2-11-01 23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2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2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2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2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2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2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2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2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2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2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2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2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2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2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2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2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2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2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2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2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2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2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2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2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2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2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2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2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2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2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2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2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2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2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2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2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2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2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2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2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2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2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2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2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2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2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2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2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2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2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2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2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2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2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2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2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2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2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2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2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2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2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2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2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2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2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2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2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2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2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2-08-24 00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2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2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2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2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2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2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2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2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2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2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2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2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2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2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2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2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2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2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2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2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2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2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2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2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2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2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2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2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2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2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2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2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2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2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2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2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2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2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2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2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2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2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2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2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5048" calcext:value-type="float">
            <text:p>0.7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2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2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2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2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2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2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2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2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2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2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2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2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2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2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2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2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2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2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2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2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2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2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2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2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2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2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2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2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2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2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2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2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2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2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2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2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2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2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2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2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2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2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2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2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3504" calcext:value-type="float">
            <text:p>0.6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2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7848" calcext:value-type="float">
            <text:p>0.3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2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5696" calcext:value-type="float">
            <text:p>0.6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2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4568" calcext:value-type="float">
            <text:p>0.7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2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9704" calcext:value-type="float">
            <text:p>0.6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2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2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2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2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2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2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2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2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2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2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2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2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2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2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2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2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2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2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2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2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2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2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2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2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2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2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2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2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2-04-25 23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2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2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2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2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2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2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2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2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2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2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2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2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2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2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2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2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2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2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2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2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4568" calcext:value-type="float">
            <text:p>0.7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2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2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2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2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2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2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2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2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2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2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2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2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0184" calcext:value-type="float">
            <text:p>0.7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2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7408" calcext:value-type="float">
            <text:p>0.5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2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2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2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2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2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2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2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2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2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2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2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2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6928" calcext:value-type="float">
            <text:p>0.5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2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0184" calcext:value-type="float">
            <text:p>0.7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2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484" calcext:value-type="float">
            <text:p>0.6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2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0144" calcext:value-type="float">
            <text:p>0.3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2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2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2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2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2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2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2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2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2752" calcext:value-type="float">
            <text:p>0.6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2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5216" calcext:value-type="float">
            <text:p>0.5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2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9016" calcext:value-type="float">
            <text:p>0.5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2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2752" calcext:value-type="float">
            <text:p>0.6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2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2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2648" calcext:value-type="float">
            <text:p>0.6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2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4632" calcext:value-type="float">
            <text:p>0.4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2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2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2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2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8472" calcext:value-type="float">
            <text:p>0.7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2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1688" calcext:value-type="float">
            <text:p>0.5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2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2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2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2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2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2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2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2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2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2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712" calcext:value-type="float">
            <text:p>0.7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2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4088" calcext:value-type="float">
            <text:p>0.7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2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6176" calcext:value-type="float">
            <text:p>0.6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2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7304" calcext:value-type="float">
            <text:p>0.5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2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6784" calcext:value-type="float">
            <text:p>0.1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2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2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2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2-01-31 21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2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2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2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2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2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2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2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2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2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2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2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2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2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2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2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2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2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2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2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2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2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2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2272" calcext:value-type="float">
            <text:p>0.6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2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2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2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2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2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4568" calcext:value-type="float">
            <text:p>0.7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2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3984" calcext:value-type="float">
            <text:p>0.6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2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1376" calcext:value-type="float">
            <text:p>0.3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2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196" calcext:value-type="float">
            <text:p>0.4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2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1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1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3984" calcext:value-type="float">
            <text:p>0.6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1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1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1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1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1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1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1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1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1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1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1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1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1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1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1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1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1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1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1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1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1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1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1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1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1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1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1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1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1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1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1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1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1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1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1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1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1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1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1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1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1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1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1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1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1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1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1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1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1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1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1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1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1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1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1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1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1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1-11-02 21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1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1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1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1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1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1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1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1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1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1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1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1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1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1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1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1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1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1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1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1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1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1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1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1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1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9016" calcext:value-type="float">
            <text:p>0.5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1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5488" calcext:value-type="float">
            <text:p>0.4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1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9832" calcext:value-type="float">
            <text:p>0.1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1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6072" calcext:value-type="float">
            <text:p>0.5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1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1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1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1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1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1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1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1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1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1-09-26 23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1-09-16 12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1-09-15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1-08-10 21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1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1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1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1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1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1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1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1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1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1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1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1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1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1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1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3608" calcext:value-type="float">
            <text:p>0.6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1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5112" calcext:value-type="float">
            <text:p>0.5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1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1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1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1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1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1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1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8472" calcext:value-type="float">
            <text:p>0.7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1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1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1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1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1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1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1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1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1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1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1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1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1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1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1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1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1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1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1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1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1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1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1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1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1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1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1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1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1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1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1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1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1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1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1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1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1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1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1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1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1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1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1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1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1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1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1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1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1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1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1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1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1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1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1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1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1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1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1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1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1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1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1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1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1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1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1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1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1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1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5048" calcext:value-type="float">
            <text:p>0.7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1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1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1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1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58" calcext:value-type="float">
            <text:p>0.6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1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1208" calcext:value-type="float">
            <text:p>0.5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1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1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1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1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1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1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1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1-04-27 22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1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1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1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1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1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1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1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1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1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1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1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1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1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1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1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1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712" calcext:value-type="float">
            <text:p>0.7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1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4088" calcext:value-type="float">
            <text:p>0.7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1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1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712" calcext:value-type="float">
            <text:p>0.7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1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8472" calcext:value-type="float">
            <text:p>0.7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1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3232" calcext:value-type="float">
            <text:p>0.7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1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1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3608" calcext:value-type="float">
            <text:p>0.6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1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9224" calcext:value-type="float">
            <text:p>0.6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1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1792" calcext:value-type="float">
            <text:p>0.6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1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3024" calcext:value-type="float">
            <text:p>0.5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1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1104" calcext:value-type="float">
            <text:p>0.4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1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1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5216" calcext:value-type="float">
            <text:p>0.5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1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1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1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3776" calcext:value-type="float">
            <text:p>0.4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1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5552" calcext:value-type="float">
            <text:p>0.2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1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8472" calcext:value-type="float">
            <text:p>0.7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1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1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1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3608" calcext:value-type="float">
            <text:p>0.6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1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3128" calcext:value-type="float">
            <text:p>0.6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1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0456" calcext:value-type="float">
            <text:p>0.6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1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2064" calcext:value-type="float">
            <text:p>0.5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1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0416" calcext:value-type="float">
            <text:p>0.2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1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1312" calcext:value-type="float">
            <text:p>0.5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1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1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712" calcext:value-type="float">
            <text:p>0.7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1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1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1-03-12 20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1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8472" calcext:value-type="float">
            <text:p>0.7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1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8472" calcext:value-type="float">
            <text:p>0.7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1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8472" calcext:value-type="float">
            <text:p>0.7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1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1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1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0184" calcext:value-type="float">
            <text:p>0.7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1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8848" calcext:value-type="float">
            <text:p>0.6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1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7512" calcext:value-type="float">
            <text:p>0.6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1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6176" calcext:value-type="float">
            <text:p>0.6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1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3504" calcext:value-type="float">
            <text:p>0.6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1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2544" calcext:value-type="float">
            <text:p>0.5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1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148" calcext:value-type="float">
            <text:p>0.4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1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436" calcext:value-type="float">
            <text:p>0.5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1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1208" calcext:value-type="float">
            <text:p>0.5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1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1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4088" calcext:value-type="float">
            <text:p>0.7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1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9704" calcext:value-type="float">
            <text:p>0.6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1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484" calcext:value-type="float">
            <text:p>0.6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1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1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8848" calcext:value-type="float">
            <text:p>0.6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1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9224" calcext:value-type="float">
            <text:p>0.6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1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4736" calcext:value-type="float">
            <text:p>0.5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1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1104" calcext:value-type="float">
            <text:p>0.4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1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9704" calcext:value-type="float">
            <text:p>0.6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1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5216" calcext:value-type="float">
            <text:p>0.5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1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1416" calcext:value-type="float">
            <text:p>0.6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1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8264" calcext:value-type="float">
            <text:p>0.5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1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34" calcext:value-type="float">
            <text:p>0.5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1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1896" calcext:value-type="float">
            <text:p>0.6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1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1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1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1-02-08 23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1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1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1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1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1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1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1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1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712" calcext:value-type="float">
            <text:p>0.7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1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1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1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1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712" calcext:value-type="float">
            <text:p>0.7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1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9328" calcext:value-type="float">
            <text:p>0.7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1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9872" calcext:value-type="float">
            <text:p>0.4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1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1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1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1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1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1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1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1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1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1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1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1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1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1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1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1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1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1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1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1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1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1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1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2752" calcext:value-type="float">
            <text:p>0.6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1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2168" calcext:value-type="float">
            <text:p>0.5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1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0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0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0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0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0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5048" calcext:value-type="float">
            <text:p>0.7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0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0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7408" calcext:value-type="float">
            <text:p>0.5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0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0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0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0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0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0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0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0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8472" calcext:value-type="float">
            <text:p>0.7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0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0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0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5216" calcext:value-type="float">
            <text:p>0.5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0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0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0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0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0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0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0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0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0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0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0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0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0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0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0184" calcext:value-type="float">
            <text:p>0.7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0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0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0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0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0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0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0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0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0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0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0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0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0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0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0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0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0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0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4736" calcext:value-type="float">
            <text:p>0.5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0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0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0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0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0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0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0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0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0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0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0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0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0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2272" calcext:value-type="float">
            <text:p>0.6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0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9936" calcext:value-type="float">
            <text:p>0.2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0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0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0-10-26 22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0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0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0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0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0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0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0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0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0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0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0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0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0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0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712" calcext:value-type="float">
            <text:p>0.7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0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3504" calcext:value-type="float">
            <text:p>0.6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0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6032" calcext:value-type="float">
            <text:p>0.2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0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0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0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0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0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0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0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0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0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0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0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0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0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0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0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0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34" calcext:value-type="float">
            <text:p>0.5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0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0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0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0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0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0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0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9328" calcext:value-type="float">
            <text:p>0.7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0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0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0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0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0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0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0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0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0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0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0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0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0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0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0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0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0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0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0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0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0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0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0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0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0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0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0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0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0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0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0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0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0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0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0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0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0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0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0-08-10 23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0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0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0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0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0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0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0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0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0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0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0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0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0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0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0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0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0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0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0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0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0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0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0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0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0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0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0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0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0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0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0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0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0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0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0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0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0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0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1312" calcext:value-type="float">
            <text:p>0.5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0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0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0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0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0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0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0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0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0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0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0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0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0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0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0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0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0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0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0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0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0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0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0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8472" calcext:value-type="float">
            <text:p>0.7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0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0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0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0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0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0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0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0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0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0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0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0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0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0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0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0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0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0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0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8848" calcext:value-type="float">
            <text:p>0.6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0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0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0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0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0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0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0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0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0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0-05-13 15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0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0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0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0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0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0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0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0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0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0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0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0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0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0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0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0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0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0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0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0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0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0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0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0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0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0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0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0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0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0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0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6072" calcext:value-type="float">
            <text:p>0.5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0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0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0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0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0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0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0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0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0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0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0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0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0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0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0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0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0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0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9224" calcext:value-type="float">
            <text:p>0.6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0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8536" calcext:value-type="float">
            <text:p>0.4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0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0184" calcext:value-type="float">
            <text:p>0.7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0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0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0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0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0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0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4088" calcext:value-type="float">
            <text:p>0.7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0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0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0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0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0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0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0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0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0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8472" calcext:value-type="float">
            <text:p>0.7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0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9328" calcext:value-type="float">
            <text:p>0.7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0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0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0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0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0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0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0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0-0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0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0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0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5048" calcext:value-type="float">
            <text:p>0.7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0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3984" calcext:value-type="float">
            <text:p>0.6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0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0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0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4464" calcext:value-type="float">
            <text:p>0.6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0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2648" calcext:value-type="float">
            <text:p>0.6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0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1416" calcext:value-type="float">
            <text:p>0.6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0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7408" calcext:value-type="float">
            <text:p>0.5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0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4568" calcext:value-type="float">
            <text:p>0.7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0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0184" calcext:value-type="float">
            <text:p>0.7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0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0936" calcext:value-type="float">
            <text:p>0.6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0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0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244" calcext:value-type="float">
            <text:p>0.4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0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0144" calcext:value-type="float">
            <text:p>0.3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0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0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3944" calcext:value-type="float">
            <text:p>0.3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0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1792" calcext:value-type="float">
            <text:p>0.6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0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4736" calcext:value-type="float">
            <text:p>0.5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0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4736" calcext:value-type="float">
            <text:p>0.5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0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7784" calcext:value-type="float">
            <text:p>0.5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0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244" calcext:value-type="float">
            <text:p>0.4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0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0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0-02-03 11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0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0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0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0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0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0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0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0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0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0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4088" calcext:value-type="float">
            <text:p>0.7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0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0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0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0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0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0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0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0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0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0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8368" calcext:value-type="float">
            <text:p>0.6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0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0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0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4736" calcext:value-type="float">
            <text:p>0.5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0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0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0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0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0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0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0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0184" calcext:value-type="float">
            <text:p>0.7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0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4736" calcext:value-type="float">
            <text:p>0.5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0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1312" calcext:value-type="float">
            <text:p>0.5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0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20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9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9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9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9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9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9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9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9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9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532" calcext:value-type="float">
            <text:p>0.6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9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9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9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9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9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1416" calcext:value-type="float">
            <text:p>0.6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9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4528" calcext:value-type="float">
            <text:p>0.4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9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9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5048" calcext:value-type="float">
            <text:p>0.7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9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7408" calcext:value-type="float">
            <text:p>0.5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9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9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9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8848" calcext:value-type="float">
            <text:p>0.6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9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9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9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9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9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9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9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9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9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9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5384" calcext:value-type="float">
            <text:p>0.4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9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9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9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9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9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9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9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9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9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9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9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9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9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9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9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9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9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9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9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9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9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9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9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9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9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9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9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9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9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9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1312" calcext:value-type="float">
            <text:p>0.5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9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0624" calcext:value-type="float">
            <text:p>0.4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9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9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9-10-29 01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9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9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9328" calcext:value-type="float">
            <text:p>0.7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9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9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9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9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9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9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9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9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9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9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9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9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9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9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9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9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9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9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9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9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9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9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9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9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9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9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9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9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9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9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9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9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9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9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9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9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9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9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9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9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9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9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9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9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9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9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9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9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9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9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9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9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9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9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9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9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9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9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9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9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9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9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9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9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9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9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9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9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9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9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9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9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9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9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9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9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9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9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9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9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9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9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9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9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9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9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9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9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9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9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9-07-28 21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9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9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9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9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9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9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9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9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9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9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9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9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9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9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9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9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9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9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9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9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9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9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9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9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9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9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9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9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9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9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9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9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9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9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9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9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9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9328" calcext:value-type="float">
            <text:p>0.7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9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5048" calcext:value-type="float">
            <text:p>0.7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9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8848" calcext:value-type="float">
            <text:p>0.6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9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9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0936" calcext:value-type="float">
            <text:p>0.6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9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9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9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9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9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9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9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3608" calcext:value-type="float">
            <text:p>0.6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9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9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9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9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9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9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9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9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9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9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9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9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9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9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9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9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9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9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9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9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9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9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9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9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9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9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9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9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9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8368" calcext:value-type="float">
            <text:p>0.6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9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3504" calcext:value-type="float">
            <text:p>0.6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9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9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9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9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9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9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9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9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9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9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9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9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9-04-30 00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9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9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9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9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9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9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9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9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4464" calcext:value-type="float">
            <text:p>0.6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9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7784" calcext:value-type="float">
            <text:p>0.5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9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244" calcext:value-type="float">
            <text:p>0.4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9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8264" calcext:value-type="float">
            <text:p>0.5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9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9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9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9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436" calcext:value-type="float">
            <text:p>0.5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9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9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9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9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9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712" calcext:value-type="float">
            <text:p>0.7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9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9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9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9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9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9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9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9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9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9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9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9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9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9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9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9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9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9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9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9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9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9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9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9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9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7512" calcext:value-type="float">
            <text:p>0.6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9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1312" calcext:value-type="float">
            <text:p>0.5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9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5048" calcext:value-type="float">
            <text:p>0.7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9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9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2752" calcext:value-type="float">
            <text:p>0.6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9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6176" calcext:value-type="float">
            <text:p>0.6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9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9872" calcext:value-type="float">
            <text:p>0.4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9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9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9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9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9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7512" calcext:value-type="float">
            <text:p>0.6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9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6072" calcext:value-type="float">
            <text:p>0.5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9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4464" calcext:value-type="float">
            <text:p>0.6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9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5216" calcext:value-type="float">
            <text:p>0.5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9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58" calcext:value-type="float">
            <text:p>0.6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9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2752" calcext:value-type="float">
            <text:p>0.6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9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8368" calcext:value-type="float">
            <text:p>0.6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9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484" calcext:value-type="float">
            <text:p>0.6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9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2544" calcext:value-type="float">
            <text:p>0.5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9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0896" calcext:value-type="float">
            <text:p>0.3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9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528" calcext:value-type="float">
            <text:p>0.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9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1272" calcext:value-type="float">
            <text:p>0.2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9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576" calcext:value-type="float">
            <text:p>0.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9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9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7032" calcext:value-type="float">
            <text:p>0.6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9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7576" calcext:value-type="float">
            <text:p>0.4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9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9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3024" calcext:value-type="float">
            <text:p>0.5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9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9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4568" calcext:value-type="float">
            <text:p>0.7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9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2648" calcext:value-type="float">
            <text:p>0.6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9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9224" calcext:value-type="float">
            <text:p>0.6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9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9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9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9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9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9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9-02-05 22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9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9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9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9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9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9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9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9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9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9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9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9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1896" calcext:value-type="float">
            <text:p>0.6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9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292" calcext:value-type="float">
            <text:p>0.5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9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9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9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9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3984" calcext:value-type="float">
            <text:p>0.6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9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9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9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9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9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9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4088" calcext:value-type="float">
            <text:p>0.7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9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3024" calcext:value-type="float">
            <text:p>0.5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9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9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9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9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9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4568" calcext:value-type="float">
            <text:p>0.7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9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9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8368" calcext:value-type="float">
            <text:p>0.6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9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0832" calcext:value-type="float">
            <text:p>0.5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9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9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672" calcext:value-type="float">
            <text:p>0.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9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3984" calcext:value-type="float">
            <text:p>0.6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9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1688" calcext:value-type="float">
            <text:p>0.5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8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8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1208" calcext:value-type="float">
            <text:p>0.5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8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7576" calcext:value-type="float">
            <text:p>0.4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8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6512" calcext:value-type="float">
            <text:p>0.2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8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8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8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8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8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8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3504" calcext:value-type="float">
            <text:p>0.6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8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6552" calcext:value-type="float">
            <text:p>0.6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8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8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8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8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8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712" calcext:value-type="float">
            <text:p>0.7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8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8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8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8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8472" calcext:value-type="float">
            <text:p>0.7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8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532" calcext:value-type="float">
            <text:p>0.6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8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1312" calcext:value-type="float">
            <text:p>0.5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8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3024" calcext:value-type="float">
            <text:p>0.5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8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8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8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8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8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8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8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4464" calcext:value-type="float">
            <text:p>0.6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8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8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8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8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8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8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8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8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9224" calcext:value-type="float">
            <text:p>0.6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8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8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8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8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8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8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712" calcext:value-type="float">
            <text:p>0.7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8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8848" calcext:value-type="float">
            <text:p>0.6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8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8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3672" calcext:value-type="float">
            <text:p>0.4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8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8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4256" calcext:value-type="float">
            <text:p>0.5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8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8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8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8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8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8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8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8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8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8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8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8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8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8-10-30 12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8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8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8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8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8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8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8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8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8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8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8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8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8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8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8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8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8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8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8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8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8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8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8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8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8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8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8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8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8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8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8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8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8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8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8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8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8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8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8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8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8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8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8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8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8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8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8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8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8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8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8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8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8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8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8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8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8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8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8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8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8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8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8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8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8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8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8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8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8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8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8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8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8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8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8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8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8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8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8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8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8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8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8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8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8-08-07 23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8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8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8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8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0936" calcext:value-type="float">
            <text:p>0.6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8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7512" calcext:value-type="float">
            <text:p>0.6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8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8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8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8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8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8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8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8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8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8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8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8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8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8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8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8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8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4736" calcext:value-type="float">
            <text:p>0.5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8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8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8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8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8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8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8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8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8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8472" calcext:value-type="float">
            <text:p>0.7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8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8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8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8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8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8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8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8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8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4088" calcext:value-type="float">
            <text:p>0.7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8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8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8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8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8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8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8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8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8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8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8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8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8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8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8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8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8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8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8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8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8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8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8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8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8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1896" calcext:value-type="float">
            <text:p>0.6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8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7032" calcext:value-type="float">
            <text:p>0.6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8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2544" calcext:value-type="float">
            <text:p>0.5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8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1376" calcext:value-type="float">
            <text:p>0.3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8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9664" calcext:value-type="float">
            <text:p>0.3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8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4904" calcext:value-type="float">
            <text:p>0.3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8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34" calcext:value-type="float">
            <text:p>0.5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8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8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8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8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8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8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8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8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8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8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6928" calcext:value-type="float">
            <text:p>0.5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8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528" calcext:value-type="float">
            <text:p>0.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8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8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8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8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8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8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8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8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8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8-05-09 00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8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8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8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8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8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8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8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8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8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8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8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4088" calcext:value-type="float">
            <text:p>0.7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8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2168" calcext:value-type="float">
            <text:p>0.5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8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4464" calcext:value-type="float">
            <text:p>0.6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8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9016" calcext:value-type="float">
            <text:p>0.5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8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9704" calcext:value-type="float">
            <text:p>0.6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8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8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8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8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8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8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8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8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4088" calcext:value-type="float">
            <text:p>0.7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8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8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8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8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8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8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8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8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8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8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8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8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8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8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8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8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8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8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8-03-28 13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8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8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8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8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388" calcext:value-type="float">
            <text:p>0.5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8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8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8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8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8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8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8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8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8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8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8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2272" calcext:value-type="float">
            <text:p>0.6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8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4904" calcext:value-type="float">
            <text:p>0.3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8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8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8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8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8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8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8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8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532" calcext:value-type="float">
            <text:p>0.6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8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8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8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6824" calcext:value-type="float">
            <text:p>0.4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8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5928" calcext:value-type="float">
            <text:p>0.1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8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8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8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8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8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8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8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8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8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8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8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5048" calcext:value-type="float">
            <text:p>0.7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8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8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8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3608" calcext:value-type="float">
            <text:p>0.6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8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3128" calcext:value-type="float">
            <text:p>0.6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8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9872" calcext:value-type="float">
            <text:p>0.4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8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4904" calcext:value-type="float">
            <text:p>0.3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8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812" calcext:value-type="float">
            <text:p>0.1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8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8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2272" calcext:value-type="float">
            <text:p>0.6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8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532" calcext:value-type="float">
            <text:p>0.6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8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8-02-06 20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8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8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8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8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8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8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8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8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8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8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8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8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8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8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34112" calcext:value-type="float">
            <text:p>-0.1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8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8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8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532" calcext:value-type="float">
            <text:p>0.6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8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8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8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8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4568" calcext:value-type="float">
            <text:p>0.7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8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8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8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8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8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8264" calcext:value-type="float">
            <text:p>0.5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8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8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8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8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8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8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8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8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8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8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8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7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7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7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7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7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7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7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7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712" calcext:value-type="float">
            <text:p>0.7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7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7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7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712" calcext:value-type="float">
            <text:p>0.7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7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7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7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7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57912" calcext:value-type="float">
            <text:p>0.0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7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7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7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7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8288" calcext:value-type="float">
            <text:p>-0.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7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7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7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7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7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7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7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7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7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7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7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7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7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7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7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7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7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7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7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7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7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7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7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7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7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7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7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7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7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7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7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7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7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7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7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7-11-07 22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7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7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7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7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7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7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7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7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7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4464" calcext:value-type="float">
            <text:p>0.6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7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9768" calcext:value-type="float">
            <text:p>0.4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7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7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7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7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7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3504" calcext:value-type="float">
            <text:p>0.6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7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7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7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7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7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7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7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7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7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7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7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7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7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7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7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7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7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7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7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7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7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7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7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7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7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7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7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7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7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7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7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7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7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7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7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7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7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7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7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7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7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7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7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7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7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7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7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7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7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7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7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7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7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7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7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7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7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7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7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7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7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7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7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7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7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7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7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7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7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7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7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7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7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1416" calcext:value-type="float">
            <text:p>0.6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7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7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7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7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7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7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7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7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7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7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7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7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7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7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7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7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7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7-07-26 10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7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7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7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7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7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7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7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7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7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7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7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7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7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7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7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7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7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7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7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7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7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7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7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7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7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7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7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7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7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7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7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7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7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7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7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7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7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7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7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7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7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7-06-14 16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7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7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7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7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7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7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7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7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7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7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7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7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7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7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7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7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7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7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7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7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7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7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3608" calcext:value-type="float">
            <text:p>0.6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7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7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7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7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7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7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7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7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7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7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7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7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7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7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7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7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7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7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7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7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7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7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7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7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7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7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7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7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7-04-25 23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7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9224" calcext:value-type="float">
            <text:p>0.6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7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4048" calcext:value-type="float">
            <text:p>0.3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7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9328" calcext:value-type="float">
            <text:p>0.7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7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7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7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7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7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7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7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7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7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7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7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7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7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7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7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7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7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6176" calcext:value-type="float">
            <text:p>0.6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7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7-03-29 13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7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7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9872" calcext:value-type="float">
            <text:p>0.4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7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7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7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7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7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7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7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7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7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7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7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7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7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7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7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7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7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7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7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7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7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7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7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7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7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7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8472" calcext:value-type="float">
            <text:p>0.7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7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7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7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7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7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7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7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7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7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7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7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7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7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7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7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7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7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7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7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7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7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7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7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7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7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7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7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7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7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7-01-31 22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7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7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7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7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7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7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7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7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3232" calcext:value-type="float">
            <text:p>0.7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7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7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7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7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7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7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7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7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7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7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7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7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7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7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7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7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7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7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7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7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7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4256" calcext:value-type="float">
            <text:p>0.5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7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7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6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6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6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6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6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6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6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6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6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6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6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6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6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6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6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6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6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6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6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6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6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6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6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6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6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6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6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6176" calcext:value-type="float">
            <text:p>0.6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6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6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6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6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6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6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6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6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6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6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6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6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6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6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6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6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6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6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6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6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6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6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6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6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6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6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6-11-08 16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6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6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6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6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6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6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6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6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6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6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6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6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6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6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6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6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6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6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6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6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6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6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6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6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6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6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6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6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6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6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6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6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6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6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6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6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6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6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6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6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6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6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6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6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6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6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6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6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6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6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6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6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6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6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6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6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6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6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6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6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6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6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6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6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6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6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6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6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6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6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6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6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6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6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6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6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6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6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6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6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6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6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6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6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6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6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6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6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6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6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6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6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6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6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6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6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6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6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6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6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6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6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6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6-07-28 11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6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6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6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6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6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6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6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6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6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6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6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6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6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6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6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6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6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6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6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6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6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6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6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6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6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6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6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6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6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6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6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6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6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6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6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6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6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6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6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6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6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6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6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6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6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6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6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6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6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6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6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6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6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6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6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6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6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6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6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6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6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6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6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6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6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6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6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6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6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6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6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6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6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6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6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6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6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6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6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6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6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6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6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6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6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6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6-05-03 19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6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6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6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6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6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6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6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6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6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6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6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6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6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6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6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6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6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6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6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6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6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6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6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6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6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6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6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6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6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6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6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6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6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6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6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6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6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6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6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6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6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6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6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6-03-21 21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6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6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6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6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6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6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6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6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6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6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6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6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6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6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6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6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6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6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6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6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1896" calcext:value-type="float">
            <text:p>0.6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6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6-0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6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6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4088" calcext:value-type="float">
            <text:p>0.7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6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6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4152" calcext:value-type="float">
            <text:p>0.4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6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6888" calcext:value-type="float">
            <text:p>0.2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6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0144" calcext:value-type="float">
            <text:p>0.3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6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6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6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6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6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6-02-17 17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4I1</text:p>
          </table:table-cell>
          <table:table-cell office:value-type="string" calcext:value-type="string">
            <text:p>CC Old Well</text:p>
          </table:table-cell>
          <table:table-cell office:value-type="string" calcext:value-type="string">
            <text:p>2015-10-21 19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501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1378" meta:object-count="0"/>
    <meta:user-defined meta:name="AppVersion">3.0</meta:user-defined>
  </office:meta>
</office:document-meta>
</file>